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9492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Text_20_body" style:list-style-name="">
      <style:text-properties officeooo:rsid="002214c4" officeooo:paragraph-rsid="002214c4"/>
    </style:style>
    <style:style style:name="P6" style:family="paragraph" style:parent-style-name="Text_20_body">
      <style:text-properties officeooo:rsid="00228ba4" officeooo:paragraph-rsid="00228ba4"/>
    </style:style>
    <style:style style:name="P7" style:family="paragraph" style:parent-style-name="Text_20_body" style:list-style-name="">
      <style:paragraph-properties fo:break-before="page"/>
      <style:text-properties officeooo:rsid="002214c4" officeooo:paragraph-rsid="002214c4"/>
    </style:style>
    <style:style style:name="P8" style:family="paragraph" style:parent-style-name="Heading_20_1" style:list-style-name="">
      <style:text-properties officeooo:rsid="002214c4" officeooo:paragraph-rsid="002214c4"/>
    </style:style>
    <style:style style:name="P9" style:family="paragraph" style:parent-style-name="Heading_20_1">
      <style:text-properties officeooo:rsid="001f9492" officeooo:paragraph-rsid="001f9492"/>
    </style:style>
    <style:style style:name="P10" style:family="paragraph" style:parent-style-name="Heading_20_1">
      <style:paragraph-properties fo:break-before="page"/>
      <style:text-properties officeooo:rsid="001f9492"/>
    </style:style>
    <style:style style:name="T1" style:family="text">
      <style:text-properties officeooo:rsid="00212213"/>
    </style:style>
    <style:style style:name="T2" style:family="text">
      <style:text-properties officeooo:rsid="00228ba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bookmark-start text:name="__RefHeading__37182_1784329808"/>PORTADA<text:bookmark-end text:name="__RefHeading__37182_1784329808"/></text:h>
      <text:h text:style-name="P5" text:outline-level="1"/>
      <text:h text:style-name="P7" text:outline-level="1"><text:bookmark-start text:name="__RefHeading__37184_1784329808"/>CONTIENDIO<text:bookmark-end text:name="__RefHeading__37184_1784329808"/></text:h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"><text:a xlink:type="simple" xlink:href="#__RefHeading__37182_1784329808" text:style-name="Index_20_Link" text:visited-style-name="Index_20_Link">PORTADA<text:tab/>1</text:a></text:p>
          <text:p text:style-name="P2"><text:a xlink:type="simple" xlink:href="#__RefHeading__37184_1784329808" text:style-name="Index_20_Link" text:visited-style-name="Index_20_Link">CONTIENDIO<text:tab/>2</text:a></text:p>
          <text:p text:style-name="P2"><text:a xlink:type="simple" xlink:href="#__RefHeading__37186_1784329808" text:style-name="Index_20_Link" text:visited-style-name="Index_20_Link">1Hola<text:tab/>3</text:a></text:p>
          <text:p text:style-name="P2"><text:a xlink:type="simple" xlink:href="#__RefHeading__37188_1784329808" text:style-name="Index_20_Link" text:visited-style-name="Index_20_Link">2Dsafaza<text:tab/>3</text:a></text:p>
          <text:p text:style-name="P3"><text:a xlink:type="simple" xlink:href="#__RefHeading__37190_1784329808" text:style-name="Index_20_Link" text:visited-style-name="Index_20_Link">2.1Dasfadf<text:tab/>3</text:a></text:p>
          <text:p text:style-name="P4"><text:a xlink:type="simple" xlink:href="#__RefHeading__37192_1784329808" text:style-name="Index_20_Link" text:visited-style-name="Index_20_Link">2.1.1dfasfa<text:tab/>3</text:a></text:p>
        </text:index-body>
      </text:table-of-content>
      <text:h text:style-name="P5" text:outline-level="1"/>
      <text:h text:style-name="P10" text:outline-level="1"><text:bookmark-start text:name="__RefHeading__37186_1784329808"/>Hola <text:span text:style-name="T2">AQUI NO REEMPLAZA</text:span><text:bookmark-end text:name="__RefHeading__37186_1784329808"/></text:h>
      <text:p text:style-name="P6">Esto es un Hola</text:p>
      <text:p text:style-name="Text_20_body"/>
      <text:h text:style-name="P9" text:outline-level="1"><text:bookmark-start text:name="__RefHeading__37188_1784329808"/>Dsafaza<text:bookmark-end text:name="__RefHeading__37188_1784329808"/></text:h>
      <text:p text:style-name="P1"/>
      <text:h text:style-name="Heading_20_2" text:outline-level="2"><text:bookmark-start text:name="__RefHeading__37190_1784329808"/>Dasfadf<text:bookmark-end text:name="__RefHeading__37190_1784329808"/></text:h>
      <text:p text:style-name="Text_20_body"/>
      <text:h text:style-name="Heading_20_3" text:outline-level="3"><text:bookmark-start text:name="__RefHeading__37192_1784329808"/>dfasfa<text:bookmark-end text:name="__RefHeading__37192_178432980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122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 <text:span text:style-name="MT1">De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cia Giménez Bartlett </meta:initial-creator>
    <meta:creation-date>2015-04-03T00:18:40.896561681</meta:creation-date>
    <meta:generator>LibreOffice/4.4.1.2$Linux_X86_64 LibreOffice_project/40m0$Build-2</meta:generator>
    <dc:date>2015-04-03T01:34:00.043522806</dc:date>
    <dc:creator>Alicia Giménez Bartlett </dc:creator>
    <meta:editing-duration>PT8M17S</meta:editing-duration>
    <meta:editing-cycles>5</meta:editing-cycles>
    <meta:document-statistic meta:table-count="0" meta:image-count="0" meta:object-count="0" meta:page-count="3" meta:paragraph-count="15" meta:word-count="35" meta:character-count="172" meta:non-whitespace-character-count="156"/>
  </office:meta>
</office:document-meta>
</file>